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89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505cm"/>
    </style:style>
    <style:style style:name="Table1.C" style:family="table-column">
      <style:table-column-properties style:column-width="5.495cm"/>
    </style:style>
    <style:style style:name="Table1.D" style:family="table-column">
      <style:table-column-properties style:column-width="8.087cm"/>
    </style:style>
    <style:style style:name="Table1.A1" style:family="table-cell">
      <style:table-cell-properties fo:padding="0.049cm" fo:border="1pt solid #000000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12" style:family="table-cell">
      <style:table-cell-properties fo:background-color="#cccccc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e1.B12" style:family="table-cell">
      <style:table-cell-properties fo:background-color="#cccccc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8pt" fo:font-weight="bold" officeooo:rsid="0005c238" officeooo:paragraph-rsid="0005c238" style:font-size-asian="8pt" style:font-size-complex="8pt"/>
    </style:style>
    <style:style style:name="P3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4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8pt" fo:font-weight="bold" officeooo:rsid="000d056b" officeooo:paragraph-rsid="000d056b" style:font-size-asian="8pt" style:font-size-complex="8pt"/>
    </style:style>
    <style:style style:name="P5" style:family="paragraph" style:parent-style-name="Table_20_Contents">
      <style:paragraph-properties loext:contextual-spacing="false" fo:margin-left="0cm" fo:margin-right="0cm" fo:margin-top="0cm" fo:margin-bottom="0cm" style:contextual-spacing="false" fo:text-indent="0cm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8" style:family="paragraph" style:parent-style-name="Table_20_Contents">
      <style:paragraph-properties loext:contextual-spacing="false" fo:margin-left="0cm" fo:margin-right="0cm" fo:margin-top="0cm" fo:margin-bottom="0cm" style:contextual-spacing="false" fo:text-indent="0cm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9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0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1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46f62" officeooo:paragraph-rsid="00046f62" style:font-size-asian="8pt" style:font-size-complex="8pt"/>
    </style:style>
    <style:style style:name="P12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30de2" officeooo:paragraph-rsid="00030de2" style:font-size-asian="8pt" style:font-size-complex="8pt"/>
    </style:style>
    <style:style style:name="P13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151aa" style:font-size-asian="8pt" style:font-size-complex="8pt"/>
    </style:style>
    <style:style style:name="P14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151aa" officeooo:paragraph-rsid="000151aa" style:font-size-asian="8pt" style:font-size-complex="8pt"/>
    </style:style>
    <style:style style:name="P15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6" style:family="paragraph" style:parent-style-name="Table_20_Contents">
      <style:paragraph-properties loext:contextual-spacing="false" fo:margin-left="0cm" fo:margin-right="0cm" fo:margin-top="0cm" fo:margin-bottom="0cm" style:contextual-spacing="false" fo:text-align="center" style:justify-single-word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7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18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d056b" officeooo:paragraph-rsid="000f84ba" style:font-size-asian="8pt" style:font-size-complex="8pt"/>
    </style:style>
    <style:style style:name="P19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f84ba" officeooo:paragraph-rsid="000f84ba" style:font-size-asian="8pt" style:font-size-complex="8pt"/>
    </style:style>
    <style:style style:name="P20" style:family="paragraph" style:parent-style-name="Text_20_body">
      <style:paragraph-properties loext:contextual-spacing="false" fo:margin-left="0cm" fo:margin-right="0cm" fo:margin-top="0cm" fo:margin-bottom="0cm" style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21" style:family="paragraph" style:parent-style-name="Text_20_body">
      <style:paragraph-properties loext:contextual-spacing="false" fo:margin-left="0cm" fo:margin-right="0cm" fo:margin-top="0cm" fo:margin-bottom="0cm" style:contextual-spacing="false" fo:text-indent="0cm" style:auto-text-indent="false"/>
      <style:text-properties style:font-name="Verdana" fo:font-size="8pt" officeooo:paragraph-rsid="000d056b" style:font-size-asian="8pt" style:font-size-complex="8pt"/>
    </style:style>
    <style:style style:name="P22" style:family="paragraph" style:parent-style-name="Text_20_body">
      <style:paragraph-properties loext:contextual-spacing="false" fo:margin-left="0cm" fo:margin-right="0cm" fo:margin-top="0cm" fo:margin-bottom="0cm" style:contextual-spacing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23" style:family="paragraph" style:parent-style-name="Text_20_body">
      <style:paragraph-properties loext:contextual-spacing="false" fo:margin-left="0cm" fo:margin-right="0cm" fo:margin-top="0cm" fo:margin-bottom="0cm" style:contextual-spacing="false" fo:text-indent="0cm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24" style:family="paragraph" style:parent-style-name="Text_20_body">
      <style:paragraph-properties loext:contextual-spacing="false" fo:margin-left="0cm" fo:margin-right="0cm" fo:margin-top="0cm" fo:margin-bottom="0cm" style:contextual-spacing="false" fo:text-indent="0cm" style:auto-text-indent="false" fo:break-before="page"/>
      <style:text-properties style:font-name="Verdana" fo:font-size="8pt" officeooo:rsid="000d056b" officeooo:paragraph-rsid="000d056b" style:font-size-asian="8pt" style:font-size-complex="8pt"/>
    </style:style>
    <style:style style:name="P25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26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d056b" officeooo:paragraph-rsid="000fd101" style:font-size-asian="8pt" style:font-size-complex="8pt"/>
    </style:style>
    <style:style style:name="P27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paragraph-rsid="000fd101" style:font-size-asian="8pt" style:font-size-complex="8pt"/>
    </style:style>
    <style:style style:name="P28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f84ba" officeooo:paragraph-rsid="000f84ba" style:font-size-asian="8pt" style:font-size-complex="8pt"/>
    </style:style>
    <style:style style:name="P29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style:font-size-asian="8pt" style:font-size-complex="8pt"/>
    </style:style>
    <style:style style:name="P30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paragraph-rsid="001021f3" style:font-size-asian="8pt" style:font-size-complex="8pt"/>
    </style:style>
    <style:style style:name="P31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paragraph-rsid="00139e3d" style:font-size-asian="8pt" style:font-size-complex="8pt"/>
    </style:style>
    <style:style style:name="P32" style:family="paragraph" style:parent-style-name="Table_20_Contents">
      <style:paragraph-properties loext:contextual-spacing="false" fo:margin-left="0cm" fo:margin-right="0cm" fo:margin-top="0cm" fo:margin-bottom="0cm" style:contextual-spacing="false" fo:text-align="justify" style:justify-single-word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33" style:family="paragraph" style:parent-style-name="Standard">
      <style:text-properties style:font-name="Verdana" fo:font-size="8pt" officeooo:paragraph-rsid="001021f3" style:font-size-asian="8pt" style:font-size-complex="8pt"/>
    </style:style>
    <style:style style:name="P34" style:family="paragraph" style:parent-style-name="Standard">
      <style:text-properties style:font-name="Verdana" fo:font-size="8pt" officeooo:paragraph-rsid="0011c213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51aa"/>
    </style:style>
    <style:style style:name="T3" style:family="text">
      <style:text-properties officeooo:rsid="00046f62"/>
    </style:style>
    <style:style style:name="T4" style:family="text">
      <style:text-properties officeooo:rsid="000a4d60"/>
    </style:style>
    <style:style style:name="T5" style:family="text">
      <style:text-properties officeooo:rsid="000d056b"/>
    </style:style>
    <style:style style:name="T6" style:family="text">
      <style:text-properties officeooo:rsid="000e5166"/>
    </style:style>
    <style:style style:name="T7" style:family="text">
      <style:text-properties officeooo:rsid="000f84ba"/>
    </style:style>
    <style:style style:name="T8" style:family="text">
      <style:text-properties officeooo:rsid="000fd101"/>
    </style:style>
    <style:style style:name="T9" style:family="text">
      <style:text-properties officeooo:rsid="001021f3"/>
    </style:style>
    <style:style style:name="T10" style:family="text">
      <style:text-properties officeooo:rsid="0011c213"/>
    </style:style>
    <style:style style:name="T11" style:family="text">
      <style:text-properties officeooo:rsid="00139e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C</text:span><text:span text:style-name="T1">S 192 Software Engineering II</text:span></text:p>
      <text:p text:style-name="P23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4">Activity</text:p>
          </table:table-cell>
          <table:table-cell table:style-name="Table1.B1" office:value-type="string">
            <text:p text:style-name="P4">Accountability</text:p>
            <text:p text:style-name="P4">(Name of Individual)</text:p>
          </table:table-cell>
          <table:table-cell table:style-name="Table1.B1" office:value-type="string">
            <text:p text:style-name="P3">Comments/Remarks</text:p>
          </table:table-cell>
        </table:table-row>
        <table:table-row>
          <table:table-cell table:style-name="Table1.A2" table:number-rows-spanned="2" office:value-type="string">
            <text:p text:style-name="P14">Jan 28</text:p>
            <text:p text:style-name="P14">Jan 30</text:p>
          </table:table-cell>
          <table:table-cell table:style-name="Table1.B2" office:value-type="string">
            <text:p text:style-name="P17">Estimate and plan the implementation</text:p>
            <text:p text:style-name="P17">Make and sign team contract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17">Formulate Code Review Checklist</text:p>
            <text:p text:style-name="P17">Formulate User Acceptance Criteria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14">Feb <text:span text:style-name="T4">0</text:span>4</text:p>
            <text:p text:style-name="P14">Feb <text:span text:style-name="T4">0</text:span>6</text:p>
          </table:table-cell>
          <table:table-cell table:style-name="Table1.B2" office:value-type="string">
            <text:p text:style-name="P17">Code, Unit <text:span text:style-name="T7">Test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<text:span text:style-name="T6">link</text:span> in github]</text:p>
          </table:table-cell>
        </table:table-row>
        <table:table-row>
          <table:covered-table-cell/>
          <table:table-cell table:style-name="Table1.B2" office:value-type="string">
            <text:p text:style-name="P18">Integration Test features identified in Sprint 1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1</text:p>
            <text:p text:style-name="P14">Feb 13</text:p>
          </table:table-cell>
          <table:table-cell table:style-name="Table1.B2" office:value-type="string">
            <text:p text:style-name="P18">System Test Sprint 1<text:line-break/>Fix Bu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code reviews]</text:p>
            <text:p text:style-name="P19">[Place here links to issue logs]</text:p>
          </table:table-cell>
        </table:table-row>
        <table:table-row>
          <table:covered-table-cell/>
          <table:table-cell table:style-name="Table1.B2" office:value-type="string">
            <text:p text:style-name="P19">Retest<text:line-break/>Sprint Release Commi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8</text:p>
            <text:p text:style-name="P14">Feb 20</text:p>
          </table:table-cell>
          <table:table-cell table:style-name="Table1.B2" office:value-type="string">
            <text:p text:style-name="P17">Formulate User Acceptance Criteria</text:p>
            <text:p text:style-name="P26"><text:span text:style-name="T8">Studying Android animation and drawing</text:span>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27"><text:span text:style-name="T8">Fix Sprint 1 code issues and architecture</text:span></text:p>
            <text:p text:style-name="P27"><text:span text:style-name="T8">Sprint 2 Code &amp; Unit Test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3"><text:span text:style-name="T9">Feb 21</text:span></text:p>
          </table:table-cell>
          <table:table-cell table:style-name="Table1.B2" office:value-type="string">
            <text:p text:style-name="P30"><text:span text:style-name="T9">Finish backend for linked list</text:span></text:p>
            <text:p text:style-name="P30"><text:span text:style-name="T9">Finish frontend for all animations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34"><text:span text:style-name="T10">Feb 23</text:span></text:p>
          </table:table-cell>
          <table:table-cell table:style-name="Table1.B2" office:value-type="string">
            <text:p text:style-name="P31"><text:span text:style-name="T11">Implement add and search node</text:span></text:p>
            <text:p text:style-name="P31"><text:span text:style-name="T11">Implement animations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12" table:number-rows-spanned="2" office:value-type="string">
            <text:p text:style-name="P14">Feb 25</text:p>
            <text:p text:style-name="P14">Feb 27</text:p>
          </table:table-cell>
          <table:table-cell table:style-name="Table1.B12" table:number-columns-spanned="3" office:value-type="string">
            <text:p text:style-name="P16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19">Retest<text:line-break/>Sprint Release Commi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Mar <text:span text:style-name="T4">0</text:span>4</text:p>
            <text:p text:style-name="P14">Mar <text:span text:style-name="T4">0</text:span>6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1</text:p>
            <text:p text:style-name="P13">Mar 13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8</text:p>
            <text:p text:style-name="P13">Mar 2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25</text:p>
            <text:p text:style-name="P13">Mar 2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12" table:number-rows-spanned="2" office:value-type="string">
            <text:p text:style-name="P13">Apr <text:span text:style-name="T4">0</text:span>1</text:p>
            <text:p text:style-name="P13">Apr <text:span text:style-name="T4">0</text:span>3</text:p>
          </table:table-cell>
          <table:table-cell table:style-name="Table1.B12" table:number-columns-spanned="3" office:value-type="string">
            <text:p text:style-name="P10">Holy Week (Holy Wednes<text:span text:style-name="T3">d</text:span>ay)</text:p>
          </table:table-cell>
          <table:covered-table-cell/>
          <table:covered-table-cell/>
        </table:table-row>
        <table:table-row>
          <table:covered-table-cell/>
          <table:table-cell table:style-name="Table1.B12" table:number-columns-spanned="3" office:value-type="string">
            <text:p text:style-name="P10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3">Apr <text:span text:style-name="T4">0</text:span>8</text:p>
            <text:p text:style-name="P13">Apr 1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4">Apr 15</text:p>
            <text:p text:style-name="P13">Apr 1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13">Apr 22</text:p>
            <text:p text:style-name="P13"><text:soft-page-break/>Apr 24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Apr 29</text:p>
            <text:p text:style-name="P13">May 1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12" table:number-columns-spanned="3" office:value-type="string">
            <text:p text:style-name="P16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May 6</text:p>
          </table:table-cell>
          <table:table-cell table:style-name="Table1.B2" office:value-type="string">
            <text:p text:style-name="P15">Alpha Test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8</text:p>
          </table:table-cell>
          <table:table-cell table:style-name="Table1.B2" office:value-type="string">
            <text:p text:style-name="P15">Submission of Alpha Testing <text:span text:style-name="T5">Results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13</text:p>
          </table:table-cell>
          <table:table-cell table:style-name="Table1.B2" office:value-type="string">
            <text:p text:style-name="P15">Beta Tes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May 15</text:p>
          </table:table-cell>
          <table:table-cell table:style-name="Table1.B2" office:value-type="string">
            <text:p text:style-name="P15">Submission of Beta Testing <text:span text:style-name="T5">Results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May 20</text:p>
          </table:table-cell>
          <table:table-cell table:style-name="Table1.B2" office:value-type="string">
            <text:p text:style-name="P15">Course Debrief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4">Expected Number of Sprint Commits: 13</text:p>
      <text:p text:style-name="P22">Expected Number of Code Reviews: 13</text:p>
      <text:p text:style-name="P21"><text:span text:style-name="T5">Expected Number of Software Release: 2 (Alpha and Beta)</text:span><office:annotation><dc:date>2015-01-27T13:39:1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2-18T02:03:19.72</dc:date>
    <meta:editing-duration>PT2H4M54S</meta:editing-duration>
    <meta:editing-cycles>14</meta:editing-cycles>
    <meta:generator>LibreOffice/3.6$Windows_x86 LibreOffice_project/2ef5aff-a6fb0ff-166bdff-cf087ad-0f1389</meta:generator>
    <meta:document-statistic meta:table-count="1" meta:image-count="0" meta:object-count="0" meta:page-count="3" meta:paragraph-count="77" meta:word-count="245" meta:character-count="1365" meta:non-whitespace-character-count="1198"/>
  </office:meta>
</office:document-meta>
</file>